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-color="#fff9a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.27cm" svg:y="1.837cm">
          <text:p text:style-name="P1"><text:span text:style-name="T1">Slac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0cm" svg:x2="2.54cm" svg:y2="1.905cm">
          <text:p/>
        </draw:line>
        <draw:custom-shape draw:style-name="gr3" draw:text-style-name="P5" draw:layer="layout" svg:width="5.08cm" svg:height="2.54cm" svg:x="1.05cm" svg:y="23.225cm">
          <text:p text:style-name="P4"><text:span text:style-name="T1">Docker container:</text:span></text:p>
          <text:p text:style-name="P4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304cm" svg:y="24.629cm">
          <text:p text:style-name="P1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4.445cm" svg:y="1.837cm">
          <text:p text:style-name="P1"><text:span text:style-name="T1">Ji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7.62cm" svg:y="1.837cm">
          <text:p text:style-name="P1"><text:span text:style-name="T1">??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0cm" svg:x2="5.715cm" svg:y2="1.905cm">
          <text:p/>
        </draw:line>
        <draw:line draw:style-name="gr2" draw:text-style-name="P3" draw:layer="layout" svg:x1="8.89cm" svg:y1="0cm" svg:x2="8.89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1.4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2-03T14:57:34.135471367</dc:date>
    <meta:editing-duration>PT1H21M45S</meta:editing-duration>
    <meta:editing-cycles>28</meta:editing-cycles>
    <meta:generator>LibreOffice/6.0.7.3$Linux_X86_64 LibreOffice_project/00m0$Build-3</meta:generator>
    <meta:document-statistic meta:object-count="8"/>
  </office:meta>
</office:document-meta>
</file>